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aleway" svg:font-family="Raleway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loext:graphic-properties draw:fill="solid" draw:fill-color="#ffffff" draw:opacity="100%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#ffffff" fo:padding="0cm" fo:border="non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officeooo:rsid="000ede38" officeooo:paragraph-rsid="000ede38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officeooo:rsid="000ede38" officeooo:paragraph-rsid="000ede38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officeooo:rsid="000ede38" officeooo:paragraph-rsid="000ede38"/>
    </style:style>
    <style:style style:name="P5" style:family="paragraph" style:parent-style-name="Text_20_body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6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397cm" loext:contextual-spacing="false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#ffffff" fo:padding="0cm" fo:border="none"/>
    </style:style>
    <style:style style:name="P9" style:family="paragraph" style:parent-style-name="Text_20_body">
      <loext:graphic-properties draw:fill="solid" draw:fill-color="#ffffff" draw:opacity="100%"/>
      <style:paragraph-properties fo:margin-left="1.058cm" fo:margin-right="0cm" fo:margin-top="0cm" fo:margin-bottom="0cm" loext:contextual-spacing="false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style:text-underline-style="solid" style:text-underline-width="auto" style:text-underline-color="font-color" fo:font-weight="normal" loext:padding="0cm" loext:border="none"/>
    </style:style>
    <style:style style:name="T3" style:family="text">
      <style:text-properties style:font-name="Raleway" fo:font-style="normal" fo:font-weight="normal"/>
    </style:style>
    <style:style style:name="T4" style:family="text">
      <style:text-properties style:font-name="Raleway" fo:font-size="15pt" fo:font-style="normal" fo:font-weight="normal"/>
    </style:style>
    <style:style style:name="T5" style:family="text">
      <style:text-properties style:font-name="inherit" fo:font-style="normal" style:text-underline-style="solid" style:text-underline-width="auto" style:text-underline-color="font-color" fo:font-weight="normal" loext:padding="0cm" loext:border="none"/>
    </style:style>
    <style:style style:name="T6" style:family="text">
      <style:text-properties style:font-name="inherit" fo:font-size="15pt" fo:font-style="normal" style:text-underline-style="solid" style:text-underline-width="auto" style:text-underline-color="font-color" fo:font-weight="normal" loext:padding="0cm" loext:border="none"/>
    </style:style>
    <style:style style:name="T7" style:family="text">
      <style:text-properties style:font-name="inherit" style:text-underline-style="solid" style:text-underline-width="auto" style:text-underline-color="font-color" loext:padding="0cm" loext:border="none"/>
    </style:style>
    <style:style style:name="T8" style:family="text">
      <style:text-properties fo:font-variant="normal" fo:text-transform="none" fo:color="#000000" style:font-name="Raleway" fo:font-size="15pt" fo:letter-spacing="normal" fo:font-style="normal" fo:font-weight="normal"/>
    </style:style>
    <style:style style:name="T9" style:family="text">
      <style:text-properties fo:font-variant="normal" fo:text-transform="none" fo:color="#000000" style:font-name="Raleway" fo:font-size="1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000000" style:font-name="Raleway" fo:font-size="15pt" fo:letter-spacing="normal" fo:font-style="normal" fo:font-weight="normal" fo:background-color="#ffffff" loext:char-shading-value="0" loext:padding="0cm" loext:border="none"/>
    </style:style>
    <style:style style:name="T11" style:family="text">
      <style:text-properties fo:font-variant="normal" fo:text-transform="none" fo:color="#000000" style:font-name="Raleway" fo:letter-spacing="normal" fo:font-style="normal" fo:font-weight="normal"/>
    </style:style>
    <style:style style:name="T12" style:family="text">
      <style:text-properties fo:font-variant="normal" fo:text-transform="none" fo:color="#000000" style:font-name="Raleway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style:font-name="Raleway" fo:letter-spacing="normal" fo:font-style="normal" fo:font-weight="normal" fo:background-color="#ffffff" loext:char-shading-value="0" loext:padding="0cm" loext:border="none"/>
    </style:style>
    <style:style style:name="T14" style:family="text">
      <style:text-properties fo:font-variant="normal" fo:text-transform="none" fo:color="#000000" style:font-name="Raleway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Raleway" fo:font-size="12pt" fo:letter-spacing="normal" fo:font-style="normal" fo:font-weight="normal" style:font-size-asian="12pt" style:font-size-complex="12pt" loext:padding="0cm" loext:border="none"/>
    </style:style>
    <style:style style:name="T16" style:family="text">
      <style:text-properties fo:font-variant="normal" fo:text-transform="none" fo:color="#000000" style:font-name="Raleway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fo:color="#000000" style:font-name="inherit" fo:font-size="1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000000" style:font-name="inherit" fo:font-size="15pt" fo:letter-spacing="normal" fo:font-style="normal" style:text-underline-style="solid" style:text-underline-width="auto" style:text-underline-color="font-color" fo:font-weight="normal" loext:padding="0cm" loext:border="none"/>
    </style:style>
    <style:style style:name="T19" style:family="text">
      <style:text-properties fo:font-variant="normal" fo:text-transform="none" fo:color="#000000" style:font-name="inherit" fo:font-size="16.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000000" style:font-name="inheri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000000" style:font-name="inherit" fo:letter-spacing="normal" fo:font-style="normal" style:text-underline-style="solid" style:text-underline-width="auto" style:text-underline-color="font-color" fo:font-weight="normal" loext:padding="0cm" loext:border="none"/>
    </style:style>
    <style:style style:name="T22" style:family="text">
      <style:text-properties fo:font-variant="normal" fo:text-transform="none" fo:color="#000000" style:font-name="inherit" fo:font-size="12pt" fo:letter-spacing="normal" fo:font-style="normal" fo:font-weight="normal" style:font-size-asian="12pt" style:font-size-complex="12pt" loext:padding="0cm" loext:border="none"/>
    </style:style>
    <style:style style:name="T23" style:family="text">
      <style:text-properties fo:font-variant="normal" fo:text-transform="none" fo:color="#000000" style:font-name="inherit" fo:font-size="12pt" fo:letter-spacing="normal" fo:font-style="normal" style:text-underline-style="solid" style:text-underline-width="auto" style:text-underline-color="font-color" fo:font-weight="normal" style:font-size-asian="12pt" style:font-size-complex="12pt" loext:padding="0cm" loext:border="none"/>
    </style:style>
    <style:style style:name="T24" style:family="text">
      <style:text-properties fo:font-variant="normal" fo:text-transform="none" fo:color="#000000" style:font-name="inherit" fo:font-size="10.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fo:color="#000000" fo:font-size="12pt" fo:letter-spacing="normal" fo:font-style="normal" fo:font-weight="normal" style:font-size-asian="12pt" style:font-size-complex="12pt" loext:padding="0cm" loext:border="none"/>
    </style:style>
    <style:style style:name="T27" style:family="text">
      <style:text-properties fo:font-variant="normal" fo:text-transform="none" fo:color="#000000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28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size-complex="12pt" loext:padding="0cm" loext:border="none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ize-complex="12pt" loext:padding="0cm" loext:border="none"/>
    </style:style>
    <style:style style:name="T33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34" style:family="text">
      <style:text-properties fo:font-variant="normal" fo:text-transform="none" fo:color="#000000" style:font-name="Liberation Serif" fo:letter-spacing="normal" fo:font-style="normal" fo:font-weight="normal" loext:padding="0cm" loext:border="none"/>
    </style:style>
    <style:style style:name="T35" style:family="text">
      <style:text-properties fo:font-variant="normal" fo:text-transform="none" fo:color="#000000" fo:letter-spacing="normal" fo:font-style="normal" fo:font-weight="normal"/>
    </style:style>
    <style:style style:name="T36" style:family="text">
      <style:text-properties fo:font-variant="normal" fo:text-transform="none" fo:color="#000000" fo:letter-spacing="normal" fo:font-style="normal" fo:font-weight="normal" loext:padding="0cm" loext:border="none"/>
    </style:style>
    <style:style style:name="T37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loext:padding="0cm" loext:border="none"/>
    </style:style>
    <style:style style:name="T38" style:family="text">
      <style:text-properties style:text-underline-style="solid" style:text-underline-width="auto" style:text-underline-color="font-color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tividade de Geografia</text:p>
      <text:p text:style-name="P3"/>
      <text:p text:style-name="P4"><text:span text:style-name="T29">Os modelos socioeconômicos atuais são baseados na sua </text:span><text:span text:style-name="Strong_20_Emphasis"><text:span text:style-name="T30">dependência</text:span></text:span><text:span text:style-name="T29"> em relação aos </text:span><text:a xlink:type="simple" xlink:href="https://brasilescola.uol.com.br/quimica/combustiveis-fosseis.htm" text:style-name="Internet_20_link" text:visited-style-name="Visited_20_Internet_20_Link"><text:span text:style-name="T30">combustíveis fósseis</text:span></text:a><text:span text:style-name="T29">. A base energética da nossa sociedade é fundamentada no uso das chamadas energias convencionais: carvão, petróleo, gás natural e hidroeletricidade.</text:span></text:p>
      <text:p text:style-name="P6">As fontes de energias convencionais têm causado grandes impactos negativos ao meio ambiente. Os modelos energéticos baseados no uso de combustíveis fósseis e seu processo de queima para obtenção de energia lançam à atmosfera gases poluentes que agravam o efeito estufa, aumentam o aquecimento global e alteram as condições climáticas de várias regiões. Esses modelos também são problemáticos porque são recursos não renováveis, e seu esgotamento já faz parte de intensos debates a respeito da necessidade de se ampliar a matriz energética por meio do uso de fontes alternativas de energia.</text:p>
      <text:h text:style-name="P1" text:outline-level="2"><text:span text:style-name="Strong_20_Emphasis"><text:span text:style-name="T30">Fontes de energia renováveis e não renováveis</text:span></text:span></text:h>
      <text:p text:style-name="P6">Fontes renováveis de energia são aquelas disponíveis na natureza durante um longo período, que são capazes de se renovar em um curto espaço de tempo, como energia solar e energia eólica. Pode-se dizer, assim, que são recursos inesgotáveis. Já as fontes não renováveis são aquelas que se esgotam com o tempo, não sendo capazes de se renovar, como os combustíveis fósseis.</text:p>
      <text:p text:style-name="P5"><text:span text:style-name="T35">Fontes alternativas de energia apresentam maior disponibilidade e causam menos impactos ambientais, porém são pouco utilizadas por necessitarem de maiores investimentos tecnológicos que viabilizem economicamente seu uso.</text:span><text:line-break/></text:p>
      <text:p text:style-name="P5"><text:span text:style-name="T35">A utilização de energia solar como fonte de energia alternativa possui inúmeras vantagens. É uma matriz energética</text:span><text:span text:style-name="Strong_20_Emphasis"><text:span text:style-name="T36">, é limpa, renovável, abundante </text:span></text:span><text:span text:style-name="T35">e que apresenta </text:span><text:span text:style-name="Strong_20_Emphasis"><text:span text:style-name="T36">bom custo-benefício</text:span></text:span><text:span text:style-name="T35">. Nos Estados Unidos, já é bastante usada no aquecimento de água e na geração de energia elétrica. Países que se encontram nos trópicos – como México, Bahamas, China, Brasil e Paraguai – possuem grande potencial de obtenção dessa energia, em decorrência da grande insolação que recebem. O aproveitamento da luz solar, no entanto, ainda requer avanços na tecnologia para que seu uso seja viabilizado economicamente.</text:span></text:p>
      <text:p text:style-name="P6">A energia elétrica por meio da luz solar pode ser obtida de duas formas:</text:p>
      <text:p text:style-name="P9">• <text:span text:style-name="T2">Direta</text:span><text:span text:style-name="T1">: por meio de painéis de células fotovoltaicas ou por meio de coletores instalados no telhado das residências.</text:span></text:p>
      <text:p text:style-name="P9">• <text:span text:style-name="T2">Indireta</text:span><text:span text:style-name="T1">: por meio de usinas, construídas em áreas em que a insolação é abundante, onde são instalados inúmeros coletores solares.</text:span></text:p>
      <text:p text:style-name="P5"><text:span text:style-name="T35">O </text:span><text:span text:style-name="Strong_20_Emphasis"><text:span text:style-name="T36">vento</text:span></text:span><text:span text:style-name="T35"> é um recurso natural </text:span><text:span text:style-name="T37">abundante</text:span><text:span text:style-name="T35"> e, quando intenso, pode ser usado para a obtenção de energia, produzida a um custo, geralmente, baixo. Seu uso como gerador de energia iniciou-se no século XIX. Segundo a Revista Exame</text:span><text:a xlink:type="simple" xlink:href="https://brasilescola.uol.com.br/geografia/fontes-alternativas-energia.htm#sdfootnote1sym" office:name="sdfootnote1anc" text:style-name="Internet_20_link" text:visited-style-name="Visited_20_Internet_20_Link"><text:span text:style-name="T36">1</text:span></text:a><text:span text:style-name="T35">, em 2017, cerca de 18% da energia gerada nos Estados Unidos provém de fontes alternativas de energia, como a energia eólica. O Brasil ainda não se destaca no uso de energia eólica, porém tem demonstrado alguns avanços, principalmente nos estados das Regiões Nordeste e Sul, que contam com a presença de </text:span><text:a xlink:type="simple" xlink:href="https://brasilescola.uol.com.br/geografia/ventos-alisios.htm" text:style-name="Internet_20_link" text:visited-style-name="Visited_20_Internet_20_Link"><text:span text:style-name="T36">ventos alísios</text:span></text:a><text:span text:style-name="T35">.</text:span></text:p>
      <text:p text:style-name="P8"><text:span text:style-name="T29">A obtenção de energia eólica ocorre por meio de equipamentos chamados </text:span><text:span text:style-name="Strong_20_Emphasis"><text:span text:style-name="T30">aerogeradores eólicos,</text:span></text:span><text:span text:style-name="T29"> que convertem a </text:span><text:a xlink:type="simple" xlink:href="https://brasilescola.uol.com.br/fisica/energia-cinetica.htm" text:style-name="Internet_20_link" text:visited-style-name="Visited_20_Internet_20_Link"><text:span text:style-name="T30">energia cinética</text:span></text:a><text:span text:style-name="T29"> dos ventos em energia elétrica. Por esse processo não emitir gases poluentes para a atmosfera, essa energia é considerada uma </text:span><text:span text:style-name="Strong_20_Emphasis"><text:span text:style-name="T30">fonte limpa.</text:span></text:span><text:span text:style-name="T29"> Apesar disso, </text:span><text:soft-page-break/><text:span text:style-name="T29">a instalação de aerogeradores eólicos em fazendas provoca modificações na paisagem e prejudica as aves em suas rotas migratórias. Os aerogeradores ainda necessitam de avanços em seu desenvolvimento, pois ainda possuem um alto custo.</text:span></text:p>
      <text:p text:style-name="P5"><text:span text:style-name="T35">O uso de biocombustíveis é feito por meio do aproveitamento da</text:span><text:span text:style-name="Strong_20_Emphasis"><text:span text:style-name="T36"> </text:span></text:span><text:a xlink:type="simple" xlink:href="https://brasilescola.uol.com.br/geografia/biomassa.htm" text:style-name="Internet_20_link" text:visited-style-name="Visited_20_Internet_20_Link"><text:span text:style-name="Strong_20_Emphasis">biomassa</text:span></text:a><text:span text:style-name="T35">. A energia proveniente da biomassa pode ser obtida por meio da </text:span><text:span text:style-name="Strong_20_Emphasis"><text:span text:style-name="T36">queima de plantas, madeiras, materiais vegetais e animai</text:span></text:span><text:span text:style-name="T35">s. Existem diversos processos que geram energia elétrica por meio da biomassa, como combustão direta, </text:span><text:a xlink:type="simple" xlink:href="https://brasilescola.uol.com.br/biologia/fermentacao.htm" text:style-name="Internet_20_link" text:visited-style-name="Visited_20_Internet_20_Link"><text:span text:style-name="T36">fermentação</text:span></text:a><text:span text:style-name="T35">, gaseificação, entre outros. É uma fonte de energia </text:span><text:span text:style-name="Strong_20_Emphasis"><text:span text:style-name="T36">pouco poluente,</text:span></text:span><text:span text:style-name="T35"> e seus recursos são renováveis. Os biocombustíveis produzidos pelo aproveitamento da biomassa são:</text:span></text:p>
      <text:p text:style-name="P9">→ <text:span text:style-name="T2">Etanol</text:span><text:span text:style-name="T1">: gerado a partir da cana-de-açúcar, eucalipto, milho ou beterraba. É um combustível renovável e menos poluidor que a gasolina.</text:span></text:p>
      <text:p text:style-name="P9">→ <text:span text:style-name="T2">Biodiesel</text:span><text:span text:style-name="T1">: produzido a partir de gorduras vegetais ou plantas oleaginosas. Foi consagrado como combustível ecológico, pois emite cerca de 60% menos gás carbônico e 90% menos enxofre que os combustíveis tradicionais.</text:span></text:p>
      <text:p text:style-name="P9">→ <text:span text:style-name="T2">Biogás</text:span><text:span text:style-name="T1">: obtido por meio das reações anaeróbicas (sem oxigênio) da matéria orgânica encontrada nos lixos produzidos nas áreas urbanas e depositados em aterros sanitários. É utilizado como gás de uso doméstico e como combustível de veículos.</text:span></text:p>
      <text:p text:style-name="P8"><text:span text:style-name="T29">A utilização de biocombustíveis, contudo, apresenta aspectos </text:span><text:span text:style-name="T32">negativos</text:span><text:span text:style-name="T29">. Algumas dessas fontes alternativas de energia, para serem produzidas, utilizam muita água. A agricultura já é responsável por cerca de 70% do consumo de água do mundo. A expansão dessa atividade econômica, além de aumentar o gasto de água para viabilizar a produção de energias alternativas, demandaria o aumento de ocupação de terras e, consequentemente, do desmatamento.<text:line-break/> A energia dos oceanos é obtida por meio da força gerada pelo deslocamento das massas de água, que gera acúmulo de energia. O aproveitamento desse tipo de matriz energética pode ser feito por meio da energia das ondas, da energia das marés, da energia das correntes marítimas ou da energia térmica dos oceanos. O aproveitamento dessas energias demanda avanços e aperfeiçoamentos para que essa fonte alternativa possa ser difundida em todo o mundo. A energia dos oceanos é considerada uma </text:span><text:span text:style-name="Strong_20_Emphasis"><text:span text:style-name="T31">fonte de energia limpa, </text:span></text:span><text:span text:style-name="T29">por agredir minimamente o meio ambiente. A Noruega, por exemplo, é um dos países que já utiliza a força das ondas para produzir eletricidade.</text:span></text:p>
      <text:p text:style-name="P5"><text:span text:style-name="T35">A energia geotérmica provém do </text:span><text:span text:style-name="Strong_20_Emphasis"><text:span text:style-name="T36">calor gerado no interior do planeta</text:span></text:span><text:span text:style-name="T35">. Esse calor é transformado em energia elétrica nas usinas geotérmicas, que são construídas, geralmente, em zonas que possuem atividades vulcânicas, visto que, nesses locais, o vapor e a água quente encontram-se em profundidades menores e afloram na superfície. O calor é aproveitado para a produção de vapor, que move as turbinas das usinas. Por fim, os geradores transformam a energia cinética em energia elétrica. O uso dessa fonte de energia só é possível em razão da capacidade que a Terra tem de reter calor em seu interior.</text:span></text:p>
      <text:p text:style-name="P7">A energia geotérmica possui aspectos <text:span text:style-name="T38">positivos,</text:span> como baixos custos para sua manutenção e não agressão ao solo. No entanto, os aspectos <text:span text:style-name="T38">negativos</text:span> são inevitáveis, pois a produção desse tipo de energia gera emissão de dióxido de enxofre, gás altamente prejudicial à saúde. Há ocorrências também de afundamentos de terra e contaminação de lagos nos locais onde são instaladas usinas geotérmicas.</text:p>
      <text:p text:style-name="P8"><text:span text:style-name="T29">A ampliação dos recursos energéticos é uma </text:span><text:span text:style-name="Strong_20_Emphasis"><text:span text:style-name="T30">necessidade mundial, </text:span></text:span><text:span text:style-name="T29">visto que o </text:span><text:span text:style-name="Strong_20_Emphasis"><text:span text:style-name="T30">esgotamento dos recursos energéticos não renováveis</text:span></text:span><text:span text:style-name="T29"> já é uma realidade da nossa sociedade. Além disso, o modelo energético atual tem agravado os</text:span><text:span text:style-name="Strong_20_Emphasis"><text:span text:style-name="T30"> problemas climáticos, </text:span></text:span><text:span text:style-name="T29">em decorrência das intensas emissões de gases poluentes à atmosfera, por meio da queima dos combustíveis fósseis. Para que isso seja possível, é preciso que a sociedade opte por alternativas que diminuam os impactos ambientais. </text:span><text:soft-page-break/><text:span text:style-name="T29">Além disso, são necessários investimentos públicos e privados em tecnologias que geram energia limpa, pois a população precisa ter acesso a essas fontes alternativas.</text:span></text:p>
      <text:p text:style-name="P5"><text:span text:style-name="T3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aleway" svg:font-family="Raleway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0:53:58.432234031</meta:creation-date>
    <dc:date>2020-11-24T11:02:10.689573839</dc:date>
    <meta:editing-duration>PT8M12S</meta:editing-duration>
    <meta:editing-cycles>1</meta:editing-cycles>
    <meta:document-statistic meta:table-count="0" meta:image-count="0" meta:object-count="0" meta:page-count="3" meta:paragraph-count="20" meta:word-count="1118" meta:character-count="7254" meta:non-whitespace-character-count="6152"/>
    <meta:generator>LibreOffice/6.4.6.2$Linux_X86_64 LibreOffice_project/40$Build-2</meta:generator>
  </office:meta>
</office:document-meta>
</file>